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7600000275B5617CCA602D71E6.png" manifest:media-type="image/png"/>
  <manifest:file-entry manifest:full-path="Pictures/100002010000027000000278C2492D78C7E0623A.png" manifest:media-type="image/png"/>
  <manifest:file-entry manifest:full-path="Pictures/100002010000027200000277EAF7790C2B3A8BE8.png" manifest:media-type="image/png"/>
  <manifest:file-entry manifest:full-path="Pictures/100002010000027600000274EB6B6CE89E6BA390.png" manifest:media-type="image/png"/>
  <manifest:file-entry manifest:full-path="Pictures/10000201000002740000026F6DAD59AC48B85F3E.png" manifest:media-type="image/png"/>
  <manifest:file-entry manifest:full-path="Pictures/100002010000027100000275C092A6E732EC9827.png" manifest:media-type="image/png"/>
  <manifest:file-entry manifest:full-path="Pictures/100002010000027200000278C5A528EDA27C70F7.png" manifest:media-type="image/png"/>
  <manifest:file-entry manifest:full-path="Pictures/1000020100000273000002784F41B7B0D46B747B.png" manifest:media-type="image/png"/>
  <manifest:file-entry manifest:full-path="Pictures/100002010000027300000273D2A2DD583C46399D.png" manifest:media-type="image/png"/>
  <manifest:file-entry manifest:full-path="Pictures/100002010000027300000279CB7E9699917C6DE8.png" manifest:media-type="image/png"/>
  <manifest:file-entry manifest:full-path="Pictures/100002010000026F0000027307A068507CA827CC.png" manifest:media-type="image/png"/>
  <manifest:file-entry manifest:full-path="Pictures/1000020100000276000002749B5548E52284A7B6.png" manifest:media-type="image/png"/>
  <manifest:file-entry manifest:full-path="Pictures/10000201000002760000026F4732B8841AC4DEAF.png" manifest:media-type="image/png"/>
  <manifest:file-entry manifest:full-path="Pictures/100002010000027600000275B22726852DD3504F.png" manifest:media-type="image/png"/>
  <manifest:file-entry manifest:full-path="Pictures/100002010000027A0000026EC2D7EB96EA735110.png" manifest:media-type="image/png"/>
  <manifest:file-entry manifest:full-path="Pictures/100002010000027400000277723CF202F954BD66.png" manifest:media-type="image/png"/>
  <manifest:file-entry manifest:full-path="Pictures/100002010000026F000002709911F091E49BCEB2.png" manifest:media-type="image/png"/>
  <manifest:file-entry manifest:full-path="Pictures/1000020100000277000002762DCD82C472BA212E.png" manifest:media-type="image/png"/>
  <manifest:file-entry manifest:full-path="Pictures/100002010000026F000002741B735961FBDD3870.png" manifest:media-type="image/png"/>
  <manifest:file-entry manifest:full-path="Pictures/100002010000027300000273A20C2B2CE8B1D330.png" manifest:media-type="image/png"/>
  <manifest:file-entry manifest:full-path="Pictures/100002010000027400000275AD81B80D880C160D.png" manifest:media-type="image/png"/>
  <manifest:file-entry manifest:full-path="Pictures/10000201000002710000026C1FEBFA79C9D7F363.png" manifest:media-type="image/png"/>
  <manifest:file-entry manifest:full-path="Pictures/1000020100000273000002725E3E7B59F734774B.png" manifest:media-type="image/png"/>
  <manifest:file-entry manifest:full-path="Pictures/1000020100000275000002746D7F0C3276709A0B.png" manifest:media-type="image/png"/>
  <manifest:file-entry manifest:full-path="Pictures/100002010000027100000275DEECE7B049B00EC4.png" manifest:media-type="image/png"/>
  <manifest:file-entry manifest:full-path="Pictures/100002010000026D000002715B3AD17AE5C5224E.png" manifest:media-type="image/png"/>
  <manifest:file-entry manifest:full-path="Pictures/1000020100000270000002705154DC1995A6BA7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.034cm" svg:y="0.039cm" svg:width="8.149cm" svg:height="8.257cm" draw:z-index="0"><draw:image xlink:href="Pictures/100002010000027600000274EB6B6CE89E6BA390.png" xlink:type="simple" xlink:show="embed" xlink:actuate="onLoad" loext:mime-type="image/png"/></draw:frame><draw:frame draw:style-name="fr1" draw:name="Imagen2" text:anchor-type="char" svg:x="8.338cm" svg:y="0.041cm" svg:width="8.281cm" svg:height="8.389cm" draw:z-index="1"><draw:image xlink:href="Pictures/100002010000027000000278C2492D78C7E0623A.png" xlink:type="simple" xlink:show="embed" xlink:actuate="onLoad" loext:mime-type="image/png"/></draw:frame><draw:frame draw:style-name="fr1" draw:name="Imagen3" text:anchor-type="char" svg:x="0.034cm" svg:y="8.428cm" svg:width="8.216cm" svg:height="8.281cm" draw:z-index="2"><draw:image xlink:href="Pictures/10000201000002740000026F6DAD59AC48B85F3E.png" xlink:type="simple" xlink:show="embed" xlink:actuate="onLoad" loext:mime-type="image/png"/></draw:frame><draw:frame draw:style-name="fr1" draw:name="Imagen4" text:anchor-type="char" svg:x="8.338cm" svg:y="8.428cm" svg:width="8.257cm" svg:height="8.31cm" draw:z-index="3"><draw:image xlink:href="Pictures/100002010000027100000275C092A6E732EC982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5" text:anchor-type="char" svg:x="0.086cm" svg:y="0.183cm" svg:width="8.163cm" svg:height="8.241cm" draw:z-index="4"><draw:image xlink:href="Pictures/100002010000027200000278C5A528EDA27C70F7.png" xlink:type="simple" xlink:show="embed" xlink:actuate="onLoad" loext:mime-type="image/png"/></draw:frame><draw:frame draw:style-name="fr1" draw:name="Imagen6" text:anchor-type="char" svg:x="8.354cm" svg:y="0.236cm" svg:width="8.241cm" svg:height="8.188cm" draw:z-index="5"><draw:image xlink:href="Pictures/100002010000027300000273D2A2DD583C46399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7" text:anchor-type="char" svg:x="-0.019cm" svg:y="0cm" svg:width="8.177cm" svg:height="8.151cm" draw:z-index="6"><draw:image xlink:href="Pictures/1000020100000276000002749B5548E52284A7B6.png" xlink:type="simple" xlink:show="embed" xlink:actuate="onLoad" loext:mime-type="image/png"/></draw:frame><draw:frame draw:style-name="fr1" draw:name="Imagen8" text:anchor-type="char" svg:x="8.156cm" svg:y="0cm" svg:width="8.1cm" svg:height="8.151cm" draw:z-index="7"><draw:image xlink:href="Pictures/100002010000026F0000027307A068507CA827CC.png" xlink:type="simple" xlink:show="embed" xlink:actuate="onLoad" loext:mime-type="image/png"/></draw:frame><draw:frame draw:style-name="fr1" draw:name="Imagen9" text:anchor-type="char" svg:x="-0.019cm" svg:y="8.149cm" svg:width="8.137cm" svg:height="8.2cm" draw:z-index="25"><draw:image xlink:href="Pictures/1000020100000273000002784F41B7B0D46B747B.png" xlink:type="simple" xlink:show="embed" xlink:actuate="onLoad" loext:mime-type="image/png"/></draw:frame><draw:frame draw:style-name="fr1" draw:name="Imagen10" text:anchor-type="char" svg:x="8.116cm" svg:y="8.237cm" svg:width="8.204cm" svg:height="8.112cm" draw:z-index="26"><draw:image xlink:href="Pictures/10000201000002760000026F4732B8841AC4DEAF.png" xlink:type="simple" xlink:show="embed" xlink:actuate="onLoad" loext:mime-type="image/png"/></draw:frame><draw:frame draw:style-name="fr1" draw:name="Imagen11" text:anchor-type="char" svg:x="-0.019cm" svg:y="16.348cm" svg:width="8.19cm" svg:height="8.019cm" draw:z-index="8"><draw:image xlink:href="Pictures/100002010000027600000275B5617CCA602D71E6.png" xlink:type="simple" xlink:show="embed" xlink:actuate="onLoad" loext:mime-type="image/png"/></draw:frame><draw:frame draw:style-name="fr1" draw:name="Imagen12" text:anchor-type="char" svg:x="8.169cm" svg:y="16.348cm" svg:width="8.151cm" svg:height="7.955cm" draw:z-index="9"><draw:image xlink:href="Pictures/100002010000027600000275B22726852DD3504F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1" draw:name="Imagen13" text:anchor-type="char" svg:x="0.125cm" svg:y="0.058cm" svg:width="8.151cm" svg:height="7.997cm" draw:z-index="10"><draw:image xlink:href="Pictures/100002010000027A0000026EC2D7EB96EA735110.png" xlink:type="simple" xlink:show="embed" xlink:actuate="onLoad" loext:mime-type="image/png"/></draw:frame><draw:frame draw:style-name="fr1" draw:name="Imagen14" text:anchor-type="char" svg:x="8.274cm" svg:y="0.058cm" svg:width="8.072cm" svg:height="7.976cm" draw:z-index="11"><draw:image xlink:href="Pictures/100002010000027200000277EAF7790C2B3A8BE8.png" xlink:type="simple" xlink:show="embed" xlink:actuate="onLoad" loext:mime-type="image/png"/></draw:frame><draw:frame draw:style-name="fr1" draw:name="Imagen15" text:anchor-type="char" svg:x="0.24cm" svg:y="8.054cm" svg:width="8.01cm" svg:height="8.049cm" draw:z-index="12"><draw:image xlink:href="Pictures/100002010000027400000277723CF202F954BD66.png" xlink:type="simple" xlink:show="embed" xlink:actuate="onLoad" loext:mime-type="image/png"/></draw:frame><draw:frame draw:style-name="fr1" draw:name="Imagen16" text:anchor-type="char" svg:x="8.274cm" svg:y="8.054cm" svg:width="8.063cm" svg:height="8.075cm" draw:z-index="13"><draw:image xlink:href="Pictures/100002010000026F000002709911F091E49BCEB2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7" text:anchor-type="char" svg:x="0.24cm" svg:y="0.035cm" svg:width="8.036cm" svg:height="7.941cm" draw:z-index="14"><draw:image xlink:href="Pictures/100002010000026F000002741B735961FBDD3870.png" xlink:type="simple" xlink:show="embed" xlink:actuate="onLoad" loext:mime-type="image/png"/></draw:frame><draw:frame draw:style-name="fr1" draw:name="Imagen18" text:anchor-type="char" svg:x="8.274cm" svg:y="0.062cm" svg:width="8.019cm" svg:height="7.848cm" draw:z-index="15"><draw:image xlink:href="Pictures/100002010000027400000275AD81B80D880C160D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n19" text:anchor-type="char" svg:x="0.028cm" svg:y="0.048cm" svg:width="8.036cm" svg:height="7.973cm" draw:z-index="16"><draw:image xlink:href="Pictures/10000201000002710000026C1FEBFA79C9D7F363.png" xlink:type="simple" xlink:show="embed" xlink:actuate="onLoad" loext:mime-type="image/png"/></draw:frame><draw:frame draw:style-name="fr1" draw:name="Imagen20" text:anchor-type="char" svg:x="8.063cm" svg:y="0.048cm" svg:width="7.992cm" svg:height="8.07cm" draw:z-index="17"><draw:image xlink:href="Pictures/100002010000027300000279CB7E9699917C6DE8.png" xlink:type="simple" xlink:show="embed" xlink:actuate="onLoad" loext:mime-type="image/png"/></draw:frame><draw:frame draw:style-name="fr1" draw:name="Imagen21" text:anchor-type="char" svg:x="0.028cm" svg:y="8.019cm" svg:width="8.036cm" svg:height="8.022cm" draw:z-index="18"><draw:image xlink:href="Pictures/1000020100000277000002762DCD82C472BA212E.png" xlink:type="simple" xlink:show="embed" xlink:actuate="onLoad" loext:mime-type="image/png"/></draw:frame><draw:frame draw:style-name="fr1" draw:name="Imagen22" text:anchor-type="char" svg:x="8.063cm" svg:y="8.116cm" svg:width="7.939cm" svg:height="7.927cm" draw:z-index="19"><draw:image xlink:href="Pictures/1000020100000273000002725E3E7B59F734774B.png" xlink:type="simple" xlink:show="embed" xlink:actuate="onLoad" loext:mime-type="image/png"/></draw:frame><draw:frame draw:style-name="fr1" draw:name="Imagen23" text:anchor-type="char" svg:x="0.028cm" svg:y="16.039cm" svg:width="8.036cm" svg:height="8.024cm" draw:z-index="20"><draw:image xlink:href="Pictures/1000020100000275000002746D7F0C3276709A0B.png" xlink:type="simple" xlink:show="embed" xlink:actuate="onLoad" loext:mime-type="image/png"/></draw:frame><draw:frame draw:style-name="fr1" draw:name="Imagen24" text:anchor-type="char" svg:x="8.063cm" svg:y="16.039cm" svg:width="7.886cm" svg:height="7.938cm" draw:z-index="21"><draw:image xlink:href="Pictures/100002010000027100000275DEECE7B049B00EC4.png" xlink:type="simple" xlink:show="embed" xlink:actuate="onLoad" loext:mime-type="image/png"/></draw:frame><text:soft-page-break/></text:p>
      <text:p text:style-name="Standard"/>
      <text:p text:style-name="Standard"><draw:frame draw:style-name="fr1" draw:name="Imagen25" text:anchor-type="char" svg:x="0.002cm" svg:y="0.051cm" svg:width="8.036cm" svg:height="8.036cm" draw:z-index="22"><draw:image xlink:href="Pictures/1000020100000270000002705154DC1995A6BA7D.png" xlink:type="simple" xlink:show="embed" xlink:actuate="onLoad" loext:mime-type="image/png"/></draw:frame><draw:frame draw:style-name="fr1" draw:name="Imagen26" text:anchor-type="char" svg:x="8.036cm" svg:y="0.051cm" svg:width="8.945cm" svg:height="8.01cm" draw:z-index="23"><draw:image xlink:href="Pictures/100002010000027300000273A20C2B2CE8B1D330.png" xlink:type="simple" xlink:show="embed" xlink:actuate="onLoad" loext:mime-type="image/png"/></draw:frame><draw:frame draw:style-name="fr1" draw:name="Imagen27" text:anchor-type="char" svg:x="0.002cm" svg:y="8.086cm" svg:width="8.036cm" svg:height="8.087cm" draw:z-index="24"><draw:image xlink:href="Pictures/100002010000026D000002715B3AD17AE5C5224E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3T23:49:00.864000000</meta:creation-date>
    <dc:date>2020-12-14T00:17:28.635000000</dc:date>
    <meta:editing-duration>PT7M56S</meta:editing-duration>
    <meta:editing-cycles>2</meta:editing-cycles>
    <meta:generator>LibreOffice/6.4.0.3$Windows_X86_64 LibreOffice_project/b0a288ab3d2d4774cb44b62f04d5d28733ac6df8</meta:generator>
    <meta:document-statistic meta:table-count="0" meta:image-count="27" meta:object-count="0" meta:page-count="5" meta:paragraph-count="0" meta:word-count="0" meta:character-count="0" meta:non-whitespace-character-count="0"/>
  </office:meta>
</office:document-meta>
</file>